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C00000015FA12EF30C5C2C2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color="#000000" draw:fill="solid" draw:fill-color="#ffffcc" fo:min-height="11.929cm"/>
    </style:style>
    <style:style style:name="pr6" style:family="presentation" style:parent-style-name="Default-outline1">
      <style:graphic-properties draw:stroke="solid" svg:stroke-color="#000000" draw:fill="solid" draw:fill-color="#ffffff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10 Pitch"/>
    </style:style>
    <style:style style:name="P6" style:family="paragraph">
      <loext:graphic-properties draw:fill="solid" draw:fill-color="#ffffcc"/>
      <style:text-properties style:font-name="Courier 10 Pitch"/>
    </style:style>
    <style:style style:name="P7" style:family="paragraph">
      <style:text-properties fo:color="#000000"/>
    </style:style>
    <style:style style:name="P8" style:family="paragraph">
      <loext:graphic-properties draw:fill="solid" draw:fill-color="#ffffff"/>
      <style:text-properties fo:color="#000000"/>
    </style:style>
    <style:style style:name="T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nning a full pipeline on the Peregrine computer clus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© 2016 Richel Bilderbeek</text:p>
          </draw:text-box>
        </draw:frame>
        <draw:frame draw:style-name="gr1" draw:text-style-name="P2" draw:layer="layout" svg:width="13.157cm" svg:height="0.962cm" svg:x="7.366cm" svg:y="11.938cm">
          <draw:text-box>
            <text:p><text:a xlink:href="https://github.com/richelbilderbeek/Peregrine" xlink:type="simple">https://github.com/richelbilderbeek/Peregrine</text:a></text:p>
          </draw:text-box>
        </draw:frame>
        <draw:frame draw:style-name="gr2" draw:text-style-name="P3" draw:layer="layout" svg:width="2.115cm" svg:height="0.739cm" svg:x="20.999cm" svg:y="10.945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2.908cm" svg:height="1.016cm" svg:x="20.999cm" svg:y="10.668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, Why, Mast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 will show how to set up a pipeline that is easy to run and uses multiple cores of Peregrine</text:p>
              </text:list-item>
              <text:list-item>
                <text:p>Starting each step manually is tedius and might lead to irreproducible research</text:p>
              </text:list-item>
              <text:list-item>
                <text:p>You can create a pipeline that is started with a single comm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Job without dependencies</text:p>
              </text:list-item>
              <text:list-item>
                <text:p>Sequential jobs</text:p>
              </text:list-item>
              <text:list-item>
                <text:p>Parallel job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b without dependenc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arted with ‘run.sh’</text:p>
              </text:list-item>
              <text:list-item>
                <text:p>Creates a file ‘simple_job.txt’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.sh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<text:span text:style-name="T1">#!/bin/bash</text:span></text:p>
                <text:p text:style-name="P5"><text:span text:style-name="T1">sbatch simple_job.s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_job.sh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#!/bin/bash</text:p>
                <text:p text:style-name="P5">#SBATCH --time=0:01:00</text:p>
                <text:p text:style-name="P5">#SBATCH --nodes=1</text:p>
                <text:p text:style-name="P5">#SBATCH --ntasks-per-node=1</text:p>
                <text:p text:style-name="P5">#SBATCH --ntasks=1</text:p>
                <text:p text:style-name="P5">#SBATCH --mem=1M</text:p>
                <text:p text:style-name="P5">#SBATCH --job-name=simple_job</text:p>
                <text:p text:style-name="P5">#SBATCH --output=simple_job.log</text:p>
                <text:p text:style-name="P5">echo "Created by simple_job.sh" &gt; simple_job.tx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it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7">./run.sh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420e" draw:end-color="#ff6600" draw:start-intensity="100%" draw:end-intensity="100%" draw:angle="300" draw:border="0%"/>
    <draw:gradient draw:name="Gradient_20_3" draw:display-name="Gradient 3" draw:style="linear" draw:start-color="#ffcccc" draw:end-color="#ff6600" draw:start-intensity="100%" draw:end-intensity="100%" draw:angle="300" draw:border="0%"/>
    <draw:gradient draw:name="Tango_20_Green" draw:display-name="Tango Green" draw:style="linear" draw:start-color="#ff420e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7-11T14:17:02.443252217</meta:creation-date>
    <dc:date>2016-07-11T14:46:00.803214290</dc:date>
    <dc:creator>P230198 </dc:creator>
    <meta:editing-duration>PT28M44S</meta:editing-duration>
    <meta:editing-cycles>35</meta:editing-cycles>
    <meta:generator>LibreOffice/5.1.4.2$Linux_X86_64 LibreOffice_project/10m0$Build-2</meta:generator>
    <meta:document-statistic meta:object-count="52"/>
  </office:meta>
</office:document-meta>
</file>